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*44.77</text:p>
          </table:table-cell>
          <table:table-cell/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 style:data-style-name="N2" text:time-value="17:51:35.5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25T19:43:46.139000000</dc:date>
    <meta:editing-duration>P9DT7H50M57S</meta:editing-duration>
    <meta:editing-cycles>3968</meta:editing-cycles>
    <meta:document-statistic meta:table-count="3" meta:cell-count="571" meta:object-count="0"/>
    <meta:user-defined meta:name="qrichtext">1</meta:user-defined>
  </office:meta>
</office:document-meta>
</file>